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a4f" officeooo:paragraph-rsid="00173a4f"/>
    </style:style>
    <style:style style:name="P2" style:family="paragraph" style:parent-style-name="Standard">
      <style:paragraph-properties fo:text-align="center" style:justify-single-word="false"/>
      <style:text-properties officeooo:rsid="00173a4f" officeooo:paragraph-rsid="00173a4f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73a4f" officeooo:paragraph-rsid="00173a4f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officeooo:rsid="00173a4f" officeooo:paragraph-rsid="00173a4f" style:font-size-asian="16pt" style:font-style-asian="italic" style:font-size-complex="16pt" style:font-style-complex="italic"/>
    </style:style>
    <style:style style:name="P5" style:family="paragraph" style:parent-style-name="Standard" style:list-style-name="L1">
      <style:text-properties officeooo:paragraph-rsid="001b1235"/>
    </style:style>
    <style:style style:name="P6" style:family="paragraph" style:parent-style-name="Standard" style:list-style-name="L2">
      <style:text-properties officeooo:paragraph-rsid="00173a4f"/>
    </style:style>
    <style:style style:name="P7" style:family="paragraph" style:parent-style-name="Standard">
      <style:text-properties officeooo:paragraph-rsid="001b1235"/>
    </style:style>
    <style:style style:name="P8" style:family="paragraph" style:parent-style-name="Standard">
      <style:text-properties officeooo:rsid="001cf671" officeooo:paragraph-rsid="001cf671"/>
    </style:style>
    <style:style style:name="P9" style:family="paragraph" style:parent-style-name="Standard" style:list-style-name="L3">
      <style:text-properties officeooo:rsid="001cf671" officeooo:paragraph-rsid="001cf671"/>
    </style:style>
    <style:style style:name="P10" style:family="paragraph" style:parent-style-name="Standard">
      <style:text-properties fo:font-size="14pt" fo:font-weight="bold" officeooo:rsid="00173a4f" officeooo:paragraph-rsid="00173a4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f671" officeooo:paragraph-rsid="001cf67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03c05" officeooo:paragraph-rsid="00206058" style:font-size-asian="14pt" style:font-weight-asian="bold" style:font-size-complex="14pt" style:font-weight-complex="bold"/>
    </style:style>
    <style:style style:name="P13" style:family="paragraph" style:parent-style-name="Standard" style:list-style-name="L3">
      <style:text-properties officeooo:rsid="001e8993" officeooo:paragraph-rsid="001e8993"/>
    </style:style>
    <style:style style:name="P14" style:family="paragraph" style:parent-style-name="Standard" style:list-style-name="L3">
      <style:text-properties officeooo:rsid="001e8993" officeooo:paragraph-rsid="001eefe5"/>
    </style:style>
    <style:style style:name="P15" style:family="paragraph" style:parent-style-name="Standard">
      <style:text-properties officeooo:rsid="001e8993" officeooo:paragraph-rsid="001eefe5"/>
    </style:style>
    <style:style style:name="P16" style:family="paragraph" style:parent-style-name="Standard">
      <style:text-properties officeooo:rsid="00203c05" officeooo:paragraph-rsid="00203c05"/>
    </style:style>
    <style:style style:name="P17" style:family="paragraph" style:parent-style-name="Standard">
      <style:text-properties officeooo:rsid="00203c05" officeooo:paragraph-rsid="00206058"/>
    </style:style>
    <style:style style:name="P18" style:family="paragraph" style:parent-style-name="Standard" style:list-style-name="L4">
      <style:text-properties officeooo:rsid="00206058" officeooo:paragraph-rsid="00206058"/>
    </style:style>
    <style:style style:name="P19" style:family="paragraph" style:parent-style-name="Standard">
      <style:text-properties officeooo:rsid="00206058" officeooo:paragraph-rsid="00206058"/>
    </style:style>
    <style:style style:name="T1" style:family="text">
      <style:text-properties officeooo:rsid="00173a4f"/>
    </style:style>
    <style:style style:name="T2" style:family="text">
      <style:text-properties style:text-position="super 58%"/>
    </style:style>
    <style:style style:name="T3" style:family="text">
      <style:text-properties officeooo:rsid="001b123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efe5" style:font-style-asian="italic" style:font-style-complex="italic"/>
    </style:style>
    <style:style style:name="T6" style:family="text">
      <style:text-properties officeooo:rsid="001eefe5"/>
    </style:style>
    <style:style style:name="T7" style:family="text">
      <style:text-properties officeooo:rsid="002060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ying Adblock Plus to Mark Ads</text:p>
      <text:p text:style-name="P2"/>
      <text:p text:style-name="P4">Juicio – January 16<text:span text:style-name="T2">th</text:span>, 2014</text:p>
      <text:p text:style-name="P1"/>
      <text:p text:style-name="P10">Preparation:</text:p>
      <text:p text:style-name="P1"/>
      <text:list xml:id="list8187779179517524329" text:style-name="L2">
        <text:list-item>
          <text:p text:style-name="P6"><text:span text:style-name="T1">Install Extension Auto-Installer into local Firefox browser</text:span></text:p>
        </text:list-item>
      </text:list>
      <text:p text:style-name="P1"/>
      <text:p text:style-name="P10"><text:span text:style-name="T3">Retrieve the latest Addon</text:span>:</text:p>
      <text:p text:style-name="P1"/>
      <text:list xml:id="list4372912997291267967" text:style-name="L1">
        <text:list-item>
          <text:p text:style-name="P5"><text:span text:style-name="T1">Download latest Adblock Plus addon (</text:span><text:a xlink:type="simple" xlink:href="https://adblockplus.org/en/firefox"><text:span text:style-name="T1">https://adblockplus.org/en/firefox</text:span></text:a><text:span text:style-name="T1">)</text:span></text:p>
        </text:list-item>
        <text:list-item>
          <text:p text:style-name="P5"><text:span text:style-name="T1">Change the file extension from “xpi” to “zip”</text:span></text:p>
        </text:list-item>
        <text:list-item>
          <text:p text:style-name="P5"><text:span text:style-name="T1">Unzip addon file contents into its own folder</text:span></text:p>
        </text:list-item>
        <text:list-item>
          <text:p text:style-name="P5"><text:span text:style-name="T1">Rename this new folder <text:s/>“modifiedAddon”</text:span></text:p>
        </text:list-item>
      </text:list>
      <text:p text:style-name="P7"/>
      <text:p text:style-name="P11"><text:span text:style-name="T1">M</text:span>odify the <text:span text:style-name="T7">Addon</text:span>:</text:p>
      <text:p text:style-name="P8"/>
      <text:list xml:id="list1069117468537031670" text:style-name="L3">
        <text:list-item>
          <text:p text:style-name="P9">Delete the META-INF folder<text:line-break/></text:p>
        </text:list-item>
        <text:list-item>
          <text:p text:style-name="P13">In lib/main.js: modify the cssTemplate variable with the style desired to be given to ads<text:line-break/>This occurs around line 330 and is preceded with the line: “<text:span text:style-name="T4">// Return CSS data</text:span>”<text:line-break/></text:p>
        </text:list-item>
        <text:list-item>
          <text:p text:style-name="P14">In lib/contentPolicy.js: <text:span text:style-name="T6">comment out the line: “</text:span><text:span text:style-name="T5">node.classList.add(collapsedClass);</text:span><text:span text:style-name="T6">”<text:line-break/>This occurs around line 664.</text:span></text:p>
        </text:list-item>
      </text:list>
      <text:p text:style-name="P15"/>
      <text:p text:style-name="P12"><text:span text:style-name="T7">Test the Addon</text:span>:</text:p>
      <text:p text:style-name="P17"/>
      <text:list xml:id="list4878903025560510019" text:style-name="L4">
        <text:list-item>
          <text:p text:style-name="P18">Run “<text:span text:style-name="T4">installAddon.bat</text:span>” to zip the files into an addon and install it into Firefox.</text:p>
        </text:list-item>
      </text:list>
      <text:p text:style-name="P19"/>
      <text:p text:style-name="P19"/>
      <text:p text:style-name="P19"/>
      <text:p text:style-name="P19">When finished, the final addon file is named “<text:span text:style-name="T4">latestAddon.xpi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3:51:29.044000000</meta:creation-date>
    <dc:date>2014-01-16T14:37:40.599000000</dc:date>
    <meta:editing-duration>PT34M25S</meta:editing-duration>
    <meta:editing-cycles>9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6" meta:word-count="133" meta:character-count="861" meta:non-whitespace-character-count="749"/>
  </office:meta>
</office:document-meta>
</file>